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700000139C18398F92DDA5C7B.png" manifest:media-type="image/png"/>
  <manifest:file-entry manifest:full-path="Pictures/1000000100000237000000FA933BA75F13FB2DE7.png" manifest:media-type="image/png"/>
  <manifest:file-entry manifest:full-path="Pictures/10000001000001A2000000E53FC8EFA653C5E07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11.06cm" svg:height="6.059cm" draw:z-index="0"><draw:image xlink:href="Pictures/10000001000001A2000000E53FC8EFA653C5E07C.png" xlink:type="simple" xlink:show="embed" xlink:actuate="onLoad" draw:mime-type="image/png"/></draw:frame><draw:frame draw:style-name="fr1" draw:name="Image2" text:anchor-type="char" svg:x="0.788cm" svg:y="9.551cm" svg:width="15.002cm" svg:height="6.615cm" draw:z-index="1"><draw:image xlink:href="Pictures/1000000100000237000000FA933BA75F13FB2DE7.png" xlink:type="simple" xlink:show="embed" xlink:actuate="onLoad" draw:mime-type="image/png"/></draw:frame><draw:frame draw:style-name="fr1" draw:name="Image3" text:anchor-type="char" svg:x="0.286cm" svg:y="18.838cm" svg:width="15.002cm" svg:height="8.281cm" draw:z-index="2"><draw:image xlink:href="Pictures/100000010000023700000139C18398F92DDA5C7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23:44:12.331126822</meta:creation-date>
    <dc:date>2024-04-02T23:48:23.027226271</dc:date>
    <meta:editing-duration>PT4M11S</meta:editing-duration>
    <meta:editing-cycles>1</meta:editing-cycles>
    <meta:generator>LibreOffice/7.3.2.2$Linux_X86_64 LibreOffice_project/30$Build-2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